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cfe7f5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5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Consolas" style:font-family-generic="modern" style:font-pitch="fixed" fo:font-size="8pt" style:font-size-asian="8pt" style:font-size-complex="8pt"/>
    </style:style>
    <style:style style:name="T1" style:family="text">
      <style:text-properties fo:font-family="Consolas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3cm" svg:height="1cm" draw:transform="rotate (1.5707963267946) translate (7.2cm 3.7cm)">
          <text:p/>
          <draw:enhanced-geometry svg:viewBox="0 0 21600 21600" draw:glue-points="?f6 10800 10800 21600 ?f5 10800 10800 0" draw:text-areas="?f3 ?f3 ?f4 ?f4" draw:type="trapezoid" draw:modifiers="5015.8730158730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2" draw:text-style-name="P1" draw:layer="layout" svg:width="2.7cm" svg:height="5.8cm" svg:x="2.5cm" svg:y="1cm">
          <draw:glue-point draw:id="4" svg:x="5cm" svg:y="-2.413cm"/>
          <draw:glue-point draw:id="5" svg:x="5.002cm" svg:y="-5.001cm"/>
          <draw:glue-point draw:id="6" svg:x="5cm" svg:y="3.103cm"/>
          <text:p/>
        </draw:rect>
        <draw:connector draw:style-name="gr3" draw:text-style-name="P1" draw:layer="layout" svg:x1="9.889cm" svg:y1="5.199cm" svg:x2="7.7cm" svg:y2="3.433cm" draw:end-shape="id1" draw:end-glue-point="6" svg:d="m9889 5199v1h-2189v-1767">
          <text:p/>
        </draw:connector>
        <draw:frame draw:style-name="gr4" draw:text-style-name="P2" draw:layer="layout" svg:width="2.225cm" svg:height="0.585cm" svg:x="7.8cm" svg:y="6cm">
          <draw:text-box>
            <text:p><text:span text:style-name="T1">Address bus</text:span></text:p>
          </draw:text-box>
        </draw:frame>
        <draw:frame draw:style-name="gr4" draw:text-style-name="P2" draw:layer="layout" svg:width="2.068cm" svg:height="0.585cm" svg:x="7.956cm" svg:y="4.438cm">
          <draw:text-box>
            <text:p><text:span text:style-name="T1">low 2 bits</text:span></text:p>
          </draw:text-box>
        </draw:frame>
        <draw:frame draw:style-name="gr4" draw:text-style-name="P2" draw:layer="layout" svg:width="1.598cm" svg:height="0.585cm" svg:x="5.551cm" svg:y="5.1cm">
          <draw:text-box>
            <text:p><text:span text:style-name="T1">hi bits</text:span></text:p>
          </draw:text-box>
        </draw:frame>
        <draw:frame draw:style-name="gr4" draw:text-style-name="P2" draw:layer="layout" svg:width="1.598cm" svg:height="0.585cm" svg:x="5.1cm" svg:y="1.738cm">
          <draw:text-box>
            <text:p><text:span text:style-name="T1">32 bits</text:span></text:p>
          </draw:text-box>
        </draw:frame>
        <draw:frame draw:style-name="gr4" draw:text-style-name="P2" draw:layer="layout" svg:width="1.442cm" svg:height="0.585cm" svg:x="8.6cm" svg:y="1.738cm">
          <draw:text-box>
            <text:p><text:span text:style-name="T1">8 bits</text:span></text:p>
          </draw:text-box>
        </draw:frame>
        <draw:frame draw:style-name="gr4" draw:text-style-name="P2" draw:layer="layout" svg:width="1.755cm" svg:height="0.585cm" svg:x="8.2cm" svg:y="0.938cm">
          <draw:text-box>
            <text:p><text:span text:style-name="T1">Data bus</text:span></text:p>
          </draw:text-box>
        </draw:frame>
        <draw:frame draw:style-name="gr4" draw:text-style-name="P2" draw:layer="layout" svg:width="0.972cm" svg:height="0.585cm" svg:x="7.2cm" svg:y="2.2cm">
          <draw:text-box>
            <text:p><text:span text:style-name="T1">MUX</text:span></text:p>
          </draw:text-box>
        </draw:frame>
        <draw:frame draw:style-name="gr5" draw:text-style-name="P2" draw:layer="layout" svg:width="2.538cm" svg:height="0.919cm" svg:x="2.6cm" svg:y="3.4cm">
          <draw:text-box>
            <text:p><text:span text:style-name="T1">SRAM – 32 bit</text:span></text:p>
            <text:p><text:span text:style-name="T1">configuration</text:span></text:p>
          </draw:text-box>
        </draw:frame>
        <draw:line draw:style-name="gr6" draw:text-style-name="P1" draw:layer="layout" svg:x1="9.8cm" svg:y1="5.7cm" svg:x2="5.2cm" svg:y2="5.7cm">
          <text:p/>
        </draw:line>
        <draw:line draw:style-name="gr3" draw:text-style-name="P1" draw:layer="layout" svg:x1="8.2cm" svg:y1="2.5cm" svg:x2="9.9cm" svg:y2="2.5cm">
          <text:p/>
        </draw:line>
        <draw:line draw:style-name="gr3" draw:text-style-name="P1" draw:layer="layout" svg:x1="5.2cm" svg:y1="2.5cm" svg:x2="7.2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onsolas" style:font-style-name="Regular" style:font-family-generic="modern" style:font-pitch="fixed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2T15:33:32.91</meta:creation-date>
    <dc:date>2013-05-13T15:11:06.55</dc:date>
    <meta:editing-duration>PT1H36M59S</meta:editing-duration>
    <meta:editing-cycles>14</meta:editing-cycles>
    <meta:generator>OpenOffice.org/3.4.1$Win32 OpenOffice.org_project/341m1$Build-9593</meta:generator>
    <meta:document-statistic meta:object-count="14"/>
  </office:meta>
</office:document-meta>
</file>